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line-through-style="none"/>
    </style:style>
    <style:style style:name="P3" style:family="paragraph" style:parent-style-name="Standard">
      <style:text-properties style:text-line-through-style="solid"/>
    </style:style>
    <style:style style:name="P4" style:family="paragraph" style:parent-style-name="Standard">
      <style:text-properties style:text-line-through-style="none"/>
    </style:style>
    <style:style style:name="P5" style:family="paragraph" style:parent-style-name="Standard">
      <style:text-properties style:text-line-through-style="solid"/>
    </style:style>
    <style:style style:name="P6" style:family="paragraph" style:parent-style-name="Standard">
      <style:text-properties style:text-line-through-style="non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 a loading screen while loading largest prune table</text:p>
      <text:p text:style-name="Standard"/>
      <text:p text:style-name="Standard">New corner values</text:p>
      <text:p text:style-name="Standard"/>
      <text:p text:style-name="Standard">0 = WOR</text:p>
      <text:p text:style-name="Standard">1 = WRF</text:p>
      <text:p text:style-name="Standard">2 = WFA</text:p>
      <text:p text:style-name="Standard">3 = WAL</text:p>
      <text:p text:style-name="Standard">4 = WLO</text:p>
      <text:p text:style-name="Standard">5 = YAF</text:p>
      <text:p text:style-name="Standard">6 = AYP</text:p>
      <text:p text:style-name="Standard">7 = PLA</text:p>
      <text:p text:style-name="Standard">8 = IFR</text:p>
      <text:p text:style-name="Standard">9 = FIY</text:p>
      <text:p text:style-name="Standard">10 = LPG</text:p>
      <text:p text:style-name="Standard">11 = GOL</text:p>
      <text:p text:style-name="Standard">12 = OGB</text:p>
      <text:p text:style-name="Standard">13 = BRO</text:p>
      <text:p text:style-name="Standard">14 = RBI</text:p>
      <text:p text:style-name="Standard">15 = SPY</text:p>
      <text:p text:style-name="Standard">16 = SYI</text:p>
      <text:p text:style-name="Standard">17 = SIB</text:p>
      <text:p text:style-name="Standard">18 = SBG</text:p>
      <text:p text:style-name="Standard">19 = SGP</text:p>
      <text:p text:style-name="Standard"/>
      <text:p text:style-name="Standard">[8, 65, 50],</text:p>
      <text:p text:style-name="Standard">[9, 54, 40],</text:p>
      <text:p text:style-name="Standard">[10, 39, 30],</text:p>
      <text:p text:style-name="Standard">[6, 29, 20],</text:p>
      <text:p text:style-name="Standard">[7, 19, 65],</text:p>
      <text:p text:style-name="Standard">[98, 31, 43],</text:p>
      <text:p text:style-name="Standard">[32, 97, 87],</text:p>
      <text:p text:style-name="Standard">[86, 21, 28],</text:p>
      <text:p text:style-name="Standard">[105, 41, 53],</text:p>
      <text:p text:style-name="Standard">[42, 109, 94],</text:p>
      <text:p text:style-name="Standard">[17, 85, 130],</text:p>
      <text:p text:style-name="Standard">[129, 61, 18],</text:p>
      <text:p text:style-name="Standard">[62, 128, 118],</text:p>
      <text:p text:style-name="Standard">[117, 51, 63],</text:p>
      <text:p text:style-name="Standard">[52, 116, 106],</text:p>
      <text:p text:style-name="Standard">[75, 83, 96],</text:p>
      <text:p text:style-name="Standard">[76, 95, 108],</text:p>
      <text:p text:style-name="Standard">[72, 107, 120],</text:p>
      <text:p text:style-name="Standard">[73, 119, 127],</text:p>
      <text:p text:style-name="Standard">[74, 131, 84]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 = WR<text:tab/>[3, 49],</text:p>
      <text:p text:style-name="Standard">1 = WF<text:tab/>[4, 34],</text:p>
      <text:p text:style-name="Standard">2 = WA<text:tab/>[5, 24],</text:p>
      <text:p text:style-name="Standard">3 = WL<text:tab/>[1, 14],</text:p>
      <text:p text:style-name="Standard">4 = WO<text:tab/>[2, 59],</text:p>
      <text:p text:style-name="Standard">5 = FA<text:tab/><text:tab/>[38, 25],</text:p>
      <text:p text:style-name="Standard">6 = YA<text:tab/><text:tab/>[92, 26],</text:p>
      <text:p text:style-name="Standard">7 = PA<text:tab/><text:tab/>[81, 27],</text:p>
      <text:p text:style-name="Standard">8 = LA<text:tab/><text:tab/>[15, 23],</text:p>
      <text:p text:style-name="Standard">9 = FR<text:tab/><text:tab/>[35, 48],</text:p>
      <text:p text:style-name="Standard">10 = FI<text:tab/>[36, 104],</text:p>
      <text:p text:style-name="Standard">11 = FY<text:tab/>[37, 93],</text:p>
      <text:p text:style-name="Standard">12 = LP<text:tab/>[16, 80],</text:p>
      <text:p text:style-name="Standard">13 = LG<text:tab/>[12, 124],</text:p>
      <text:p text:style-name="Standard">14 = LO<text:tab/>[13, 60],</text:p>
      <text:p text:style-name="Standard">15 = OG<text:tab/>[56, 123],</text:p>
      <text:p text:style-name="Standard">16 = OB<text:tab/>[57, 112],</text:p>
      <text:p text:style-name="Standard">17 = OR<text:tab/>[58, 45],</text:p>
      <text:p text:style-name="Standard">18 = RB<text:tab/>[46, 111],</text:p>
      <text:p text:style-name="Standard">19 = RI<text:tab/>[47, 100],</text:p>
      <text:p text:style-name="Standard">20 = YP<text:tab/>[91, 82],</text:p>
      <text:p text:style-name="Standard">21 = YS<text:tab/>[90, 70],</text:p>
      <text:p text:style-name="Standard">22 = YI<text:tab/>[89, 103],</text:p>
      <text:p text:style-name="Standard">23 = IS<text:tab/>[102, 71],</text:p>
      <text:p text:style-name="Standard">24 = IB<text:tab/>[101, 115],</text:p>
      <text:p text:style-name="Standard">25 = BS<text:tab/>[114, 67],</text:p>
      <text:p text:style-name="Standard">26 = BG<text:tab/>[113, 122],</text:p>
      <text:p text:style-name="Standard">27 = GS<text:tab/>[126, 68],</text:p>
      <text:p text:style-name="Standard">28 = GP<text:tab/>[125, 79],</text:p>
      <text:p text:style-name="Standard">29 = SP<text:tab/>[69, 78]</text:p>
      <text:p text:style-name="P1"/>
      <text:p text:style-name="Standard"/>
      <text:p text:style-name="Standard">Things to do</text:p>
      <text:p text:style-name="Standard"/>
      <text:p text:style-name="P3">Instead of letters, draw symbols in solution.</text:p>
      <text:p text:style-name="P3">Highlight line of solution on hover</text:p>
      <text:p text:style-name="P3">Implement loading animation on initial loa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n hover, paint megaminx at that stage of the solution.</text:p>
      <text:p text:style-name="P4"/>
      <text:p text:style-name="P4">Give each part a unique name</text:p>
      <text:p text:style-name="P4">on mouse enter, call a function paint_megaminx(this.id)</text:p>
      <text:p text:style-name="P4"/>
      <text:p text:style-name="P4">For each move,</text:p>
      <text:p text:style-name="P4">apply the move to arrays</text:p>
      <text:p text:style-name="P4">Convert the arrays back into a megaminx</text:p>
      <text:p text:style-name="P4">save the megaminx to a large array of all 80-odd megaminxes</text:p>
      <text:p text:style-name="P4"/>
      <text:p text:style-name="P4">Need to conserve old arrays</text:p>
      <text:p text:style-name="P2"/>
      <text:p text:style-name="P4"/>
      <text:p text:style-name="P4">First, write a function that converts arrays to megaminx.</text:p>
      <text:p text:style-name="P4"/>
      <text:p text:style-name="P4">For each corner in corner arrays</text:p>
      <text:p text:style-name="P4">Corner value = 3 * pos + rot</text:p>
      <text:p text:style-name="P4">Corner idx = corner_values.indexOf(value)</text:p>
      <text:p text:style-name="P4">idx = 144 * A + 12 * B + C</text:p>
      <text:p text:style-name="P4"/>
      <text:p text:style-name="P4">corner_list[i][0] = A</text:p>
      <text:p text:style-name="P4">corner_list[i][1] = B</text:p>
      <text:p text:style-name="P4">corner_list[1][2] = C</text:p>
      <text:p text:style-name="P2"/>
      <text:p text:style-name="P4"/>
      <text:p text:style-name="P4">Time = ~40 seconds</text:p>
      <text:p text:style-name="P4"/>
      <text:p text:style-name="P4">Conserve old array so megaminx can be painted.</text:p>
      <text:p text:style-name="P4"/>
      <text:p text:style-name="P4">Rotating based on old moves...</text:p>
      <text:p text:style-name="P2"/>
      <text:p text:style-name="P4"/>
      <text:p text:style-name="P4">Can speed things up using F-prune to solve 5 inputs quickly</text:p>
      <text:p text:style-name="P4"/>
      <text:p text:style-name="P4">corner 0 = not solved</text:p>
      <text:p text:style-name="P4">corner 1 = not solved</text:p>
      <text:p text:style-name="P4">corner 2 = solved</text:p>
      <text:p text:style-name="P4"/>
      <text:p text:style-name="P4">WAIT!</text:p>
      <text:p text:style-name="P4">Can't use F-prune to solve last side because it relies on the idea that only 3 sides are remaining to be sold...</text:p>
      <text:p text:style-name="P4"/>
      <text:p text:style-name="P4">48 * 45 * 42 * 40 * 38 = 137 million size prune table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o Do:</text:p>
      <text:p text:style-name="P4"/>
      <text:p text:style-name="P3">Check for parity</text:p>
      <text:p text:style-name="P4"/>
      <text:p text:style-name="P3">Buttons:</text:p>
      <text:p text:style-name="P3">Reset<text:tab/><text:tab/>0.25</text:p>
      <text:p text:style-name="P3">Scramble<text:tab/>0.25</text:p>
      <text:p text:style-name="P3">Solve<text:tab/><text:tab/>0.5</text:p>
      <text:p text:style-name="P4"/>
      <text:p text:style-name="P4">Reset:</text:p>
      <text:p text:style-name="P3">Remove solution on reset or scramble</text:p>
      <text:p text:style-name="P3">Combine Reset and Scramble functions into one due to their similarity</text:p>
      <text:p text:style-name="P4"/>
      <text:p text:style-name="P4">Solution:</text:p>
      <text:p text:style-name="P3">Solution headings</text:p>
      <text:p text:style-name="P3">Resize bars</text:p>
      <text:p text:style-name="P3">Check font fits – What is the worst possible scenario? Run 100 tests!</text:p>
      <text:p text:style-name="P3">Reduce solution to 6 columns</text:p>
      <text:p text:style-name="P3">Change colors</text:p>
      <text:p text:style-name="P4"/>
      <text:p text:style-name="P3">Add radius to corners</text:p>
      <text:p text:style-name="P4"/>
      <text:p text:style-name="P3">Remove error lines on button press</text:p>
      <text:p text:style-name="P3">Finalize error line colors</text:p>
      <text:p text:style-name="P4"/>
      <text:p text:style-name="P3">Reduce file sizes</text:p>
      <text:p text:style-name="P4"/>
      <text:p text:style-name="P4">Can JS run while tab is minimized?</text:p>
      <text:p text:style-name="P4">Web workers!</text:p>
      <text:p text:style-name="P4"/>
      <text:p text:style-name="P4">Find a cool font</text:p>
      <text:p text:style-name="P4"/>
      <text:p text:style-name="P4"/>
      <text:p text:style-name="P4">Improving 5 inputs:</text:p>
      <text:p text:style-name="P4">48*45*42*40*38 = 140 million</text:p>
      <text:p text:style-name="P4">c.f. 8! *0.5 * 3^7 = 44 million</text:p>
      <text:p text:style-name="P4"/>
      <text:p text:style-name="P3">Can skip moves that use the same face</text:p>
      <text:p text:style-name="P3">6 faces -&gt; 5 fac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Alternative (gen 7):</text:p>
      <text:p text:style-name="P4">Change how solve works</text:p>
      <text:p text:style-name="P4">Make a ring of 3-corner solves and leave 4 faces unsolved</text:p>
      <text:p text:style-name="P4"/>
      <text:p text:style-name="P4">14 corners</text:p>
      <text:p text:style-name="P4">17 edges</text:p>
      <text:p text:style-name="P4"/>
      <text:p text:style-name="P4">42*39*36*34*32*30*28 = 54 billion</text:p>
      <text:p text:style-name="P2"/>
      <text:p text:style-name="P4"/>
      <text:p text:style-name="P4">Major Problem!</text:p>
      <text:p text:style-name="P4"/>
      <text:p text:style-name="P4">Case Study: Flip WR and WO, then solve.</text:p>
      <text:p text:style-name="P4"/>
      <text:p text:style-name="P4">Should go straight to Phase 5, but instead tries to solve Phase 2 corner.</text:p>
      <text:p text:style-name="P4"/>
      <text:p text:style-name="P4">First corner solve = WFA (as expected)</text:p>
      <text:p text:style-name="P4">Adds WAL to solved</text:p>
      <text:p text:style-name="P4">Adds FAY to solved</text:p>
      <text:p text:style-name="P4">Now it's forced to solve WFR (and unflip the edge)</text:p>
      <text:p text:style-name="P4"/>
      <text:p text:style-name="P4">No combination that includes WFA and WAL that doesn't involve WFR or WOR</text:p>
      <text:p text:style-name="P4">Could potentially be solved in gen 7</text:p>
      <text:p text:style-name="P2"/>
      <text:p text:style-name="P4"/>
      <text:p text:style-name="P4">Max final phase:</text:p>
      <text:p text:style-name="P4"/>
      <text:p text:style-name="P4">[ 18, 4 ]</text:p>
      <text:p text:style-name="P4">[ 19, 6 ]</text:p>
      <text:p text:style-name="P4">[ 20, 23 ]</text:p>
      <text:p text:style-name="P4">[ 21, 30 ]</text:p>
      <text:p text:style-name="P4">[ 22, 30 ]</text:p>
      <text:p text:style-name="P4">[ 23, 6 ]</text:p>
      <text:p text:style-name="P4">[ 24, 1 ]</text:p>
      <text:p text:style-name="P4"/>
      <text:p text:style-name="P4">Make it 32px high to make cert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28M35S</meta:editing-duration>
    <meta:editing-cycles>40</meta:editing-cycles>
    <meta:generator>OpenOffice/4.1.11$Win32 OpenOffice.org_project/4111m1$Build-9808</meta:generator>
    <dc:date>2022-02-21T16:54:41.32</dc:date>
    <dc:creator>David Joce</dc:creator>
    <meta:document-statistic meta:table-count="0" meta:image-count="0" meta:object-count="0" meta:page-count="5" meta:paragraph-count="153" meta:word-count="731" meta:character-count="3316"/>
    <meta:user-defined meta:name="Info 1"/>
    <meta:user-defined meta:name="Info 2"/>
    <meta:user-defined meta:name="Info 3"/>
    <meta:user-defined meta:name="Info 4"/>
  </office:meta>
</office:document-meta>
</file>